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1bd7"/>
    </style:style>
    <style:style style:name="T2" style:family="text">
      <style:text-properties officeooo:rsid="0014959d"/>
    </style:style>
    <style:style style:name="T3" style:family="text">
      <style:text-properties officeooo:rsid="00164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3">DASHBOARD USE EFFECT WHEN IT HITS FOLLOWED EVENTS AFTER A NEW FOLLOW IT DOESNT HIT THE DISPATCH. WHY</text:span></text:p>
      <text:p text:style-name="Standard"/>
      <text:p text:style-name="Standard">- <text:span text:style-name="T1">fetch suggested posts after a new follow</text:span></text:p>
      <text:p text:style-name="Standard"/>
      <text:p text:style-name="Standard">-<text:span text:style-name="T2">active storage google cloud storage</text:span></text:p>
      <text:p text:style-name="Standard"/>
      <text:p text:style-name="Standard">-<text:span text:style-name="T2">create band form styling</text:span></text:p>
      <text:p text:style-name="Standard"/>
      <text:p text:style-name="Standard">- <text:span text:style-name="T1">switch managed band and fetch managed bands posts</text:span></text:p>
      <text:p text:style-name="Standard"/>
      <text:p text:style-name="Standard">- <text:span text:style-name="T1">disable load more button </text:span><text:span text:style-name="T2">on last page</text:span></text:p>
      <text:p text:style-name="Standard"/>
      <text:p text:style-name="Standard">-<text:span text:style-name="T1">make bands index a carasoul</text:span></text:p>
      <text:p text:style-name="Standard"/>
      <text:p text:style-name="Standard">-<text:span text:style-name="T1">user edit page, user logo next to sign out</text:span></text:p>
      <text:p text:style-name="Standard"/>
      <text:p text:style-name="Standard">-<text:span text:style-name="T1">redo styling, get rid of inline</text:span></text:p>
      <text:p text:style-name="Standard"/>
      <text:p text:style-name="Standard">-<text:span text:style-name="T1">date events coming up on the wrong day on calendar</text:span></text:p>
      <text:p text:style-name="Standard"/>
      <text:p text:style-name="Standard">-<text:span text:style-name="T2">refresh page on band show repopulate showBan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4:44:26.311688481</meta:creation-date>
    <dc:date>2020-12-24T16:09:36.082348551</dc:date>
    <meta:editing-duration>PT1H14M5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89" meta:character-count="494" meta:non-whitespace-character-count="416"/>
  </office:meta>
</office:document-meta>
</file>